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70000030FAEA1E794DECA8F29.png" manifest:media-type="image/png"/>
  <manifest:file-entry manifest:full-path="Pictures/10000201000001F4000001E7CE1BDC1A1EDF30EF.png" manifest:media-type="image/png"/>
  <manifest:file-entry manifest:full-path="Pictures/10000201000002F500000162CBB6B30B33CE4087.png" manifest:media-type="image/png"/>
  <manifest:file-entry manifest:full-path="Pictures/10000201000002C7000001E09347ABD5A6227B65.png" manifest:media-type="image/png"/>
  <manifest:file-entry manifest:full-path="Pictures/100000000000002000000020B2FF2A327EABC87D.png" manifest:media-type="image/png"/>
  <manifest:file-entry manifest:full-path="Pictures/1000000000000280000001683222B59B3EE7FB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0000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tyle="normal" style:text-underline-style="none" fo:font-weight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cm" svg:height="6.076cm" svg:x="0.4cm" svg:y="7.724cm">
          <draw:image xlink:href="Pictures/10000201000002C7000001E09347ABD5A6227B65.png" xlink:type="simple" xlink:show="embed" xlink:actuate="onLoad">
            <text:p/>
          </draw:image>
        </draw:frame>
        <draw:frame draw:style-name="gr1" draw:text-style-name="P1" draw:layer="layout" svg:width="12.816cm" svg:height="5.992cm" svg:x="14.184cm" svg:y="8.308cm">
          <draw:image xlink:href="Pictures/10000201000002F500000162CBB6B30B33CE4087.png" xlink:type="simple" xlink:show="embed" xlink:actuate="onLoad">
            <text:p/>
          </draw:image>
        </draw:frame>
        <draw:custom-shape draw:style-name="gr2" draw:text-style-name="P2" draw:layer="layout" svg:width="2.439cm" svg:height="1.2cm" draw:transform="rotate (-3.14159265358979) translate (13.7cm 11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7.212cm" svg:height="0.962cm" svg:x="16.088cm" svg:y="4.4cm">
          <draw:text-box>
            <text:p><text:span text:style-name="T1">Scientific applications</text:span></text:p>
          </draw:text-box>
        </draw:frame>
        <draw:frame draw:style-name="gr4" draw:text-style-name="P4" draw:layer="layout" svg:width="10.4cm" svg:height="2.384cm" svg:x="16.1cm" svg:y="5.2cm">
          <draw:text-box>
            <text:p/>
            <text:list text:style-name="L1">
              <text:list-item>
                <text:p>High computational power needs</text:p>
              </text:list-item>
              <text:list-item>
                <text:p>But very complicated machines</text:p>
              </text:list-item>
            </text:list>
          </draw:text-box>
        </draw:frame>
        <draw:frame draw:style-name="gr1" draw:text-style-name="P1" draw:layer="layout" svg:width="7cm" svg:height="6.818cm" svg:x="7cm" svg:y="1cm">
          <draw:image xlink:href="Pictures/10000201000001F4000001E7CE1BDC1A1EDF30EF.png" xlink:type="simple" xlink:show="embed" xlink:actuate="onLoad">
            <text:p/>
          </draw:image>
        </draw:frame>
        <draw:frame draw:style-name="gr1" draw:text-style-name="P1" draw:layer="layout" svg:width="7cm" svg:height="6.18cm" svg:x="6.8cm" svg:y="13.62cm">
          <draw:image xlink:href="Pictures/10000201000003770000030FAEA1E794DECA8F2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280000001683222B59B3EE7FBE0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8T18:11:50.899503811</dc:date>
    <dc:creator>steven </dc:creator>
    <meta:editing-duration>PT1H23M12S</meta:editing-duration>
    <meta:editing-cycles>12</meta:editing-cycles>
    <meta:generator>LibreOffice/5.0.3.2$Linux_X86_64 LibreOffice_project/00m0$Build-2</meta:generator>
    <meta:document-statistic meta:object-count="30"/>
  </office:meta>
</office:document-meta>
</file>